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/>
    <style:style style:name="ce2" style:family="table-cell" style:parent-style-name="Default" style:data-style-name="N3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3" table:default-cell-style-name="ce2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Line of business Lob1</text:p>
          </table:table-cell>
          <table:table-cell table:style-name="Default" table:number-columns-repeated="3"/>
          <table:table-cell/>
          <table:table-cell office:value-type="string" calcext:value-type="string">
            <text:p>Line of business Lob2</text:p>
          </table:table-cell>
          <table:table-cell table:style-name="Default" table:number-columns-repeated="3"/>
          <table:table-cell/>
          <table:table-cell office:value-type="string" calcext:value-type="string">
            <text:p>Line of business Lob3</text:p>
          </table:table-cell>
          <table:table-cell table:style-name="Default" table:number-columns-repeated="3"/>
          <table:table-cell/>
          <table:table-cell office:value-type="string" calcext:value-type="string">
            <text:p>Line of business Lob4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NN res.</text:p>
          </table:table-cell>
          <table:table-cell table:style-name="Default" office:value-type="string" calcext:value-type="string">
            <text:p>Mack</text:p>
          </table:table-cell>
          <table:table-cell table:number-columns-repeated="2"/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NN res.</text:p>
          </table:table-cell>
          <table:table-cell table:style-name="Default" office:value-type="string" calcext:value-type="string">
            <text:p>Mack</text:p>
          </table:table-cell>
          <table:table-cell table:number-columns-repeated="2"/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NN res.</text:p>
          </table:table-cell>
          <table:table-cell table:style-name="Default" office:value-type="string" calcext:value-type="string">
            <text:p>Mack</text:p>
          </table:table-cell>
          <table:table-cell table:number-columns-repeated="2"/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NN res.</text:p>
          </table:table-cell>
          <table:table-cell table:style-name="Default" office:value-type="string" calcext:value-type="string">
            <text:p>Mack</text:p>
          </table:table-cell>
        </table:table-row>
        <table:table-row table:style-name="ro1">
          <table:table-cell/>
          <table:table-cell table:style-name="Default" office:value-type="string" calcext:value-type="string">
            <text:p>Payments</text:p>
          </table:table-cell>
          <table:table-cell table:style-name="Default" office:value-type="string" calcext:value-type="string">
            <text:p>R^NN_i</text:p>
          </table:table-cell>
          <table:table-cell table:style-name="Default" office:value-type="string" calcext:value-type="string">
            <text:p>CL res.</text:p>
          </table:table-cell>
          <table:table-cell table:number-columns-repeated="2"/>
          <table:table-cell table:style-name="Default" office:value-type="string" calcext:value-type="string">
            <text:p>Payments</text:p>
          </table:table-cell>
          <table:table-cell table:style-name="Default" office:value-type="string" calcext:value-type="string">
            <text:p>R^NN_i</text:p>
          </table:table-cell>
          <table:table-cell table:style-name="Default" office:value-type="string" calcext:value-type="string">
            <text:p>CL res.</text:p>
          </table:table-cell>
          <table:table-cell table:number-columns-repeated="2"/>
          <table:table-cell table:style-name="Default" office:value-type="string" calcext:value-type="string">
            <text:p>Payments</text:p>
          </table:table-cell>
          <table:table-cell table:style-name="Default" office:value-type="string" calcext:value-type="string">
            <text:p>R^NN_i</text:p>
          </table:table-cell>
          <table:table-cell table:style-name="Default" office:value-type="string" calcext:value-type="string">
            <text:p>CL res.</text:p>
          </table:table-cell>
          <table:table-cell table:number-columns-repeated="2"/>
          <table:table-cell table:style-name="Default" office:value-type="string" calcext:value-type="string">
            <text:p>Payments</text:p>
          </table:table-cell>
          <table:table-cell table:style-name="Default" office:value-type="string" calcext:value-type="string">
            <text:p>R^NN_i</text:p>
          </table:table-cell>
          <table:table-cell table:style-name="Default" office:value-type="string" calcext:value-type="string">
            <text:p>CL res.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['file:///home/ania/Pulpit/DataScience/Python/ADS/NN_prezentacja/wyniki/triangle_lob1.ods'#$triangle_lob1.T2]" office:value-type="float" office:value="0" calcext:value-type="float">
            <text:p>0</text:p>
          </table:table-cell>
          <table:table-cell table:formula="of:=['file:///home/ania/Pulpit/DataScience/Python/ADS/NN_prezentacja/wyniki/triangle_lob1.ods'#$triangle_lob1.V2]" office:value-type="float" office:value="0" calcext:value-type="float">
            <text:p>0</text:p>
          </table:table-cell>
          <table:table-cell table:formula="of:=['file:///home/ania/Pulpit/DataScience/Python/ADS/NN_prezentacja/wyniki/triangle_lob1.ods'#$triangle_lob1.U2]" office:value-type="float" office:value="0" calcext:value-type="float">
            <text:p>0</text:p>
          </table:table-cell>
          <table:table-cell/>
          <table:table-cell office:value-type="float" office:value="1994" calcext:value-type="float">
            <text:p>1994</text:p>
          </table:table-cell>
          <table:table-cell table:formula="of:=['file:///home/ania/Pulpit/DataScience/Python/ADS/NN_prezentacja/wyniki/triangle_lob2.ods'#$triangle_lob2.T2]" office:value-type="float" office:value="0" calcext:value-type="float">
            <text:p>0</text:p>
          </table:table-cell>
          <table:table-cell table:formula="of:=['file:///home/ania/Pulpit/DataScience/Python/ADS/NN_prezentacja/wyniki/triangle_lob2.ods'#$triangle_lob2.V2]" office:value-type="float" office:value="0" calcext:value-type="float">
            <text:p>0</text:p>
          </table:table-cell>
          <table:table-cell table:formula="of:=['file:///home/ania/Pulpit/DataScience/Python/ADS/NN_prezentacja/wyniki/triangle_lob2.ods'#$triangle_lob2.U2]" office:value-type="float" office:value="0" calcext:value-type="float">
            <text:p>0</text:p>
          </table:table-cell>
          <table:table-cell/>
          <table:table-cell office:value-type="float" office:value="1994" calcext:value-type="float">
            <text:p>1994</text:p>
          </table:table-cell>
          <table:table-cell table:formula="of:=['file:///home/ania/Pulpit/DataScience/Python/ADS/NN_prezentacja/wyniki/triangle_lob3.ods'#$triangle_lob3.T2]" office:value-type="float" office:value="0" calcext:value-type="float">
            <text:p>0</text:p>
          </table:table-cell>
          <table:table-cell table:formula="of:=['file:///home/ania/Pulpit/DataScience/Python/ADS/NN_prezentacja/wyniki/triangle_lob3.ods'#$triangle_lob3.V2]" office:value-type="float" office:value="0" calcext:value-type="float">
            <text:p>0</text:p>
          </table:table-cell>
          <table:table-cell table:formula="of:=['file:///home/ania/Pulpit/DataScience/Python/ADS/NN_prezentacja/wyniki/triangle_lob3.ods'#$triangle_lob3.U2]" office:value-type="float" office:value="0" calcext:value-type="float">
            <text:p>0</text:p>
          </table:table-cell>
          <table:table-cell/>
          <table:table-cell office:value-type="float" office:value="1994" calcext:value-type="float">
            <text:p>1994</text:p>
          </table:table-cell>
          <table:table-cell table:formula="of:=['file:///home/ania/Pulpit/DataScience/Python/ADS/NN_prezentacja/wyniki/triangle_lob4.ods'#$triangle_lob4.T2]" office:value-type="float" office:value="0" calcext:value-type="float">
            <text:p>0</text:p>
          </table:table-cell>
          <table:table-cell table:formula="of:=['file:///home/ania/Pulpit/DataScience/Python/ADS/NN_prezentacja/wyniki/triangle_lob4.ods'#$triangle_lob4.V2]" office:value-type="float" office:value="0" calcext:value-type="float">
            <text:p>0</text:p>
          </table:table-cell>
          <table:table-cell table:formula="of:=['file:///home/ania/Pulpit/DataScience/Python/ADS/NN_prezentacja/wyniki/triangle_lob4.ods'#$triangle_lob4.U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['file:///home/ania/Pulpit/DataScience/Python/ADS/NN_prezentacja/wyniki/triangle_lob1.ods'#$triangle_lob1.T3]" office:value-type="float" office:value="55315" calcext:value-type="float">
            <text:p>55 315</text:p>
          </table:table-cell>
          <table:table-cell table:formula="of:=['file:///home/ania/Pulpit/DataScience/Python/ADS/NN_prezentacja/wyniki/triangle_lob1.ods'#$triangle_lob1.V3]" office:value-type="float" office:value="-5176.49409081042" calcext:value-type="float">
            <text:p>-5 176</text:p>
          </table:table-cell>
          <table:table-cell table:formula="of:=['file:///home/ania/Pulpit/DataScience/Python/ADS/NN_prezentacja/wyniki/triangle_lob1.ods'#$triangle_lob1.U3]" office:value-type="float" office:value="76230.0647768471" calcext:value-type="float">
            <text:p>76 230</text:p>
          </table:table-cell>
          <table:table-cell/>
          <table:table-cell office:value-type="float" office:value="1995" calcext:value-type="float">
            <text:p>1995</text:p>
          </table:table-cell>
          <table:table-cell table:formula="of:=['file:///home/ania/Pulpit/DataScience/Python/ADS/NN_prezentacja/wyniki/triangle_lob2.ods'#$triangle_lob2.T3]" office:value-type="float" office:value="2243" calcext:value-type="float">
            <text:p>2 243</text:p>
          </table:table-cell>
          <table:table-cell table:formula="of:=['file:///home/ania/Pulpit/DataScience/Python/ADS/NN_prezentacja/wyniki/triangle_lob2.ods'#$triangle_lob2.V3]" office:value-type="float" office:value="-286858.165738501" calcext:value-type="float">
            <text:p>-286 858</text:p>
          </table:table-cell>
          <table:table-cell table:formula="of:=['file:///home/ania/Pulpit/DataScience/Python/ADS/NN_prezentacja/wyniki/triangle_lob2.ods'#$triangle_lob2.U3]" office:value-type="float" office:value="-23464.7464386001" calcext:value-type="float">
            <text:p>-23 465</text:p>
          </table:table-cell>
          <table:table-cell/>
          <table:table-cell office:value-type="float" office:value="1995" calcext:value-type="float">
            <text:p>1995</text:p>
          </table:table-cell>
          <table:table-cell table:formula="of:=['file:///home/ania/Pulpit/DataScience/Python/ADS/NN_prezentacja/wyniki/triangle_lob3.ods'#$triangle_lob3.T3]" office:value-type="float" office:value="47204" calcext:value-type="float">
            <text:p>47 204</text:p>
          </table:table-cell>
          <table:table-cell table:formula="of:=['file:///home/ania/Pulpit/DataScience/Python/ADS/NN_prezentacja/wyniki/triangle_lob3.ods'#$triangle_lob3.V3]" office:value-type="float" office:value="-167015.7001095" calcext:value-type="float">
            <text:p>-167 016</text:p>
          </table:table-cell>
          <table:table-cell table:formula="of:=['file:///home/ania/Pulpit/DataScience/Python/ADS/NN_prezentacja/wyniki/triangle_lob3.ods'#$triangle_lob3.U3]" office:value-type="float" office:value="65955.0668536983" calcext:value-type="float">
            <text:p>65 955</text:p>
          </table:table-cell>
          <table:table-cell/>
          <table:table-cell office:value-type="float" office:value="1995" calcext:value-type="float">
            <text:p>1995</text:p>
          </table:table-cell>
          <table:table-cell table:formula="of:=['file:///home/ania/Pulpit/DataScience/Python/ADS/NN_prezentacja/wyniki/triangle_lob4.ods'#$triangle_lob4.T3]" office:value-type="float" office:value="125523" calcext:value-type="float">
            <text:p>125 523</text:p>
          </table:table-cell>
          <table:table-cell table:formula="of:=['file:///home/ania/Pulpit/DataScience/Python/ADS/NN_prezentacja/wyniki/triangle_lob4.ods'#$triangle_lob4.V3]" office:value-type="float" office:value="-112466.620712001" calcext:value-type="float">
            <text:p>-112 467</text:p>
          </table:table-cell>
          <table:table-cell table:formula="of:=['file:///home/ania/Pulpit/DataScience/Python/ADS/NN_prezentacja/wyniki/triangle_lob4.ods'#$triangle_lob4.U3]" office:value-type="float" office:value="92834.7643116005" calcext:value-type="float">
            <text:p>92 83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'file:///home/ania/Pulpit/DataScience/Python/ADS/NN_prezentacja/wyniki/triangle_lob1.ods'#$triangle_lob1.T4]" office:value-type="float" office:value="252750" calcext:value-type="float">
            <text:p>252 750</text:p>
          </table:table-cell>
          <table:table-cell table:formula="of:=['file:///home/ania/Pulpit/DataScience/Python/ADS/NN_prezentacja/wyniki/triangle_lob1.ods'#$triangle_lob1.V4]" office:value-type="float" office:value="-96453.1548165344" calcext:value-type="float">
            <text:p>-96 453</text:p>
          </table:table-cell>
          <table:table-cell table:formula="of:=['file:///home/ania/Pulpit/DataScience/Python/ADS/NN_prezentacja/wyniki/triangle_lob1.ods'#$triangle_lob1.U4]" office:value-type="float" office:value="184716.902086213" calcext:value-type="float">
            <text:p>184 717</text:p>
          </table:table-cell>
          <table:table-cell/>
          <table:table-cell office:value-type="float" office:value="1996" calcext:value-type="float">
            <text:p>1996</text:p>
          </table:table-cell>
          <table:table-cell table:formula="of:=['file:///home/ania/Pulpit/DataScience/Python/ADS/NN_prezentacja/wyniki/triangle_lob2.ods'#$triangle_lob2.T4]" office:value-type="float" office:value="86346" calcext:value-type="float">
            <text:p>86 346</text:p>
          </table:table-cell>
          <table:table-cell table:formula="of:=['file:///home/ania/Pulpit/DataScience/Python/ADS/NN_prezentacja/wyniki/triangle_lob2.ods'#$triangle_lob2.V4]" office:value-type="float" office:value="-860326.348713499" calcext:value-type="float">
            <text:p>-860 326</text:p>
          </table:table-cell>
          <table:table-cell table:formula="of:=['file:///home/ania/Pulpit/DataScience/Python/ADS/NN_prezentacja/wyniki/triangle_lob2.ods'#$triangle_lob2.U4]" office:value-type="float" office:value="43425.9812561981" calcext:value-type="float">
            <text:p>43 426</text:p>
          </table:table-cell>
          <table:table-cell/>
          <table:table-cell office:value-type="float" office:value="1996" calcext:value-type="float">
            <text:p>1996</text:p>
          </table:table-cell>
          <table:table-cell table:formula="of:=['file:///home/ania/Pulpit/DataScience/Python/ADS/NN_prezentacja/wyniki/triangle_lob3.ods'#$triangle_lob3.T4]" office:value-type="float" office:value="188778" calcext:value-type="float">
            <text:p>188 778</text:p>
          </table:table-cell>
          <table:table-cell table:formula="of:=['file:///home/ania/Pulpit/DataScience/Python/ADS/NN_prezentacja/wyniki/triangle_lob3.ods'#$triangle_lob3.V4]" office:value-type="float" office:value="-539288.118012302" calcext:value-type="float">
            <text:p>-539 288</text:p>
          </table:table-cell>
          <table:table-cell table:formula="of:=['file:///home/ania/Pulpit/DataScience/Python/ADS/NN_prezentacja/wyniki/triangle_lob3.ods'#$triangle_lob3.U4]" office:value-type="float" office:value="155740.720719598" calcext:value-type="float">
            <text:p>155 741</text:p>
          </table:table-cell>
          <table:table-cell/>
          <table:table-cell office:value-type="float" office:value="1996" calcext:value-type="float">
            <text:p>1996</text:p>
          </table:table-cell>
          <table:table-cell table:formula="of:=['file:///home/ania/Pulpit/DataScience/Python/ADS/NN_prezentacja/wyniki/triangle_lob4.ods'#$triangle_lob4.T4]" office:value-type="float" office:value="297321" calcext:value-type="float">
            <text:p>297 321</text:p>
          </table:table-cell>
          <table:table-cell table:formula="of:=['file:///home/ania/Pulpit/DataScience/Python/ADS/NN_prezentacja/wyniki/triangle_lob4.ods'#$triangle_lob4.V4]" office:value-type="float" office:value="-340574.265293499" calcext:value-type="float">
            <text:p>-340 574</text:p>
          </table:table-cell>
          <table:table-cell table:formula="of:=['file:///home/ania/Pulpit/DataScience/Python/ADS/NN_prezentacja/wyniki/triangle_lob4.ods'#$triangle_lob4.U4]" office:value-type="float" office:value="238818.3351711" calcext:value-type="float">
            <text:p>238 81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'file:///home/ania/Pulpit/DataScience/Python/ADS/NN_prezentacja/wyniki/triangle_lob1.ods'#$triangle_lob1.T5]" office:value-type="float" office:value="221449" calcext:value-type="float">
            <text:p>221 449</text:p>
          </table:table-cell>
          <table:table-cell table:formula="of:=['file:///home/ania/Pulpit/DataScience/Python/ADS/NN_prezentacja/wyniki/triangle_lob1.ods'#$triangle_lob1.V5]" office:value-type="float" office:value="80777.8324536588" calcext:value-type="float">
            <text:p>80 778</text:p>
          </table:table-cell>
          <table:table-cell table:formula="of:=['file:///home/ania/Pulpit/DataScience/Python/ADS/NN_prezentacja/wyniki/triangle_lob1.ods'#$triangle_lob1.U5]" office:value-type="float" office:value="275654.449940551" calcext:value-type="float">
            <text:p>275 654</text:p>
          </table:table-cell>
          <table:table-cell/>
          <table:table-cell office:value-type="float" office:value="1997" calcext:value-type="float">
            <text:p>1997</text:p>
          </table:table-cell>
          <table:table-cell table:formula="of:=['file:///home/ania/Pulpit/DataScience/Python/ADS/NN_prezentacja/wyniki/triangle_lob2.ods'#$triangle_lob2.T5]" office:value-type="float" office:value="448906" calcext:value-type="float">
            <text:p>448 906</text:p>
          </table:table-cell>
          <table:table-cell table:formula="of:=['file:///home/ania/Pulpit/DataScience/Python/ADS/NN_prezentacja/wyniki/triangle_lob2.ods'#$triangle_lob2.V5]" office:value-type="float" office:value="-311085.5340988" calcext:value-type="float">
            <text:p>-311 086</text:p>
          </table:table-cell>
          <table:table-cell table:formula="of:=['file:///home/ania/Pulpit/DataScience/Python/ADS/NN_prezentacja/wyniki/triangle_lob2.ods'#$triangle_lob2.U5]" office:value-type="float" office:value="170235.2345482" calcext:value-type="float">
            <text:p>170 235</text:p>
          </table:table-cell>
          <table:table-cell/>
          <table:table-cell office:value-type="float" office:value="1997" calcext:value-type="float">
            <text:p>1997</text:p>
          </table:table-cell>
          <table:table-cell table:formula="of:=['file:///home/ania/Pulpit/DataScience/Python/ADS/NN_prezentacja/wyniki/triangle_lob3.ods'#$triangle_lob3.T5]" office:value-type="float" office:value="288544" calcext:value-type="float">
            <text:p>288 544</text:p>
          </table:table-cell>
          <table:table-cell table:formula="of:=['file:///home/ania/Pulpit/DataScience/Python/ADS/NN_prezentacja/wyniki/triangle_lob3.ods'#$triangle_lob3.V5]" office:value-type="float" office:value="-85987.8114022017" calcext:value-type="float">
            <text:p>-85 988</text:p>
          </table:table-cell>
          <table:table-cell table:formula="of:=['file:///home/ania/Pulpit/DataScience/Python/ADS/NN_prezentacja/wyniki/triangle_lob3.ods'#$triangle_lob3.U5]" office:value-type="float" office:value="287201.960052799" calcext:value-type="float">
            <text:p>287 202</text:p>
          </table:table-cell>
          <table:table-cell/>
          <table:table-cell office:value-type="float" office:value="1997" calcext:value-type="float">
            <text:p>1997</text:p>
          </table:table-cell>
          <table:table-cell table:formula="of:=['file:///home/ania/Pulpit/DataScience/Python/ADS/NN_prezentacja/wyniki/triangle_lob4.ods'#$triangle_lob4.T5]" office:value-type="float" office:value="856977" calcext:value-type="float">
            <text:p>856 977</text:p>
          </table:table-cell>
          <table:table-cell table:formula="of:=['file:///home/ania/Pulpit/DataScience/Python/ADS/NN_prezentacja/wyniki/triangle_lob4.ods'#$triangle_lob4.V5]" office:value-type="float" office:value="-55143.8494303003" calcext:value-type="float">
            <text:p>-55 144</text:p>
          </table:table-cell>
          <table:table-cell table:formula="of:=['file:///home/ania/Pulpit/DataScience/Python/ADS/NN_prezentacja/wyniki/triangle_lob4.ods'#$triangle_lob4.U5]" office:value-type="float" office:value="471443.596662" calcext:value-type="float">
            <text:p>471 44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'file:///home/ania/Pulpit/DataScience/Python/ADS/NN_prezentacja/wyniki/triangle_lob1.ods'#$triangle_lob1.T6]" office:value-type="float" office:value="250568" calcext:value-type="float">
            <text:p>250 568</text:p>
          </table:table-cell>
          <table:table-cell table:formula="of:=['file:///home/ania/Pulpit/DataScience/Python/ADS/NN_prezentacja/wyniki/triangle_lob1.ods'#$triangle_lob1.V6]" office:value-type="float" office:value="262288.281141132" calcext:value-type="float">
            <text:p>262 288</text:p>
          </table:table-cell>
          <table:table-cell table:formula="of:=['file:///home/ania/Pulpit/DataScience/Python/ADS/NN_prezentacja/wyniki/triangle_lob1.ods'#$triangle_lob1.U6]" office:value-type="float" office:value="400187.975141365" calcext:value-type="float">
            <text:p>400 188</text:p>
          </table:table-cell>
          <table:table-cell/>
          <table:table-cell office:value-type="float" office:value="1998" calcext:value-type="float">
            <text:p>1998</text:p>
          </table:table-cell>
          <table:table-cell table:formula="of:=['file:///home/ania/Pulpit/DataScience/Python/ADS/NN_prezentacja/wyniki/triangle_lob2.ods'#$triangle_lob2.T6]" office:value-type="float" office:value="315544" calcext:value-type="float">
            <text:p>315 544</text:p>
          </table:table-cell>
          <table:table-cell table:formula="of:=['file:///home/ania/Pulpit/DataScience/Python/ADS/NN_prezentacja/wyniki/triangle_lob2.ods'#$triangle_lob2.V6]" office:value-type="float" office:value="107486.979419898" calcext:value-type="float">
            <text:p>107 487</text:p>
          </table:table-cell>
          <table:table-cell table:formula="of:=['file:///home/ania/Pulpit/DataScience/Python/ADS/NN_prezentacja/wyniki/triangle_lob2.ods'#$triangle_lob2.U6]" office:value-type="float" office:value="306692.584746599" calcext:value-type="float">
            <text:p>306 693</text:p>
          </table:table-cell>
          <table:table-cell/>
          <table:table-cell office:value-type="float" office:value="1998" calcext:value-type="float">
            <text:p>1998</text:p>
          </table:table-cell>
          <table:table-cell table:formula="of:=['file:///home/ania/Pulpit/DataScience/Python/ADS/NN_prezentacja/wyniki/triangle_lob3.ods'#$triangle_lob3.T6]" office:value-type="float" office:value="797107" calcext:value-type="float">
            <text:p>797 107</text:p>
          </table:table-cell>
          <table:table-cell table:formula="of:=['file:///home/ania/Pulpit/DataScience/Python/ADS/NN_prezentacja/wyniki/triangle_lob3.ods'#$triangle_lob3.V6]" office:value-type="float" office:value="150187.554058701" calcext:value-type="float">
            <text:p>150 188</text:p>
          </table:table-cell>
          <table:table-cell table:formula="of:=['file:///home/ania/Pulpit/DataScience/Python/ADS/NN_prezentacja/wyniki/triangle_lob3.ods'#$triangle_lob3.U6]" office:value-type="float" office:value="469629.338804301" calcext:value-type="float">
            <text:p>469 629</text:p>
          </table:table-cell>
          <table:table-cell/>
          <table:table-cell office:value-type="float" office:value="1998" calcext:value-type="float">
            <text:p>1998</text:p>
          </table:table-cell>
          <table:table-cell table:formula="of:=['file:///home/ania/Pulpit/DataScience/Python/ADS/NN_prezentacja/wyniki/triangle_lob4.ods'#$triangle_lob4.T6]" office:value-type="float" office:value="969361" calcext:value-type="float">
            <text:p>969 361</text:p>
          </table:table-cell>
          <table:table-cell table:formula="of:=['file:///home/ania/Pulpit/DataScience/Python/ADS/NN_prezentacja/wyniki/triangle_lob4.ods'#$triangle_lob4.V6]" office:value-type="float" office:value="416761.524553299" calcext:value-type="float">
            <text:p>416 762</text:p>
          </table:table-cell>
          <table:table-cell table:formula="of:=['file:///home/ania/Pulpit/DataScience/Python/ADS/NN_prezentacja/wyniki/triangle_lob4.ods'#$triangle_lob4.U6]" office:value-type="float" office:value="720672.387971699" calcext:value-type="float">
            <text:p>720 67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'file:///home/ania/Pulpit/DataScience/Python/ADS/NN_prezentacja/wyniki/triangle_lob1.ods'#$triangle_lob1.T7]" office:value-type="float" office:value="890925" calcext:value-type="float">
            <text:p>890 925</text:p>
          </table:table-cell>
          <table:table-cell table:formula="of:=['file:///home/ania/Pulpit/DataScience/Python/ADS/NN_prezentacja/wyniki/triangle_lob1.ods'#$triangle_lob1.V7]" office:value-type="float" office:value="460096.26276583" calcext:value-type="float">
            <text:p>460 096</text:p>
          </table:table-cell>
          <table:table-cell table:formula="of:=['file:///home/ania/Pulpit/DataScience/Python/ADS/NN_prezentacja/wyniki/triangle_lob1.ods'#$triangle_lob1.U7]" office:value-type="float" office:value="655740.647970816" calcext:value-type="float">
            <text:p>655 741</text:p>
          </table:table-cell>
          <table:table-cell/>
          <table:table-cell office:value-type="float" office:value="1999" calcext:value-type="float">
            <text:p>1999</text:p>
          </table:table-cell>
          <table:table-cell table:formula="of:=['file:///home/ania/Pulpit/DataScience/Python/ADS/NN_prezentacja/wyniki/triangle_lob2.ods'#$triangle_lob2.T7]" office:value-type="float" office:value="360059" calcext:value-type="float">
            <text:p>360 059</text:p>
          </table:table-cell>
          <table:table-cell table:formula="of:=['file:///home/ania/Pulpit/DataScience/Python/ADS/NN_prezentacja/wyniki/triangle_lob2.ods'#$triangle_lob2.V7]" office:value-type="float" office:value="249688.250858501" calcext:value-type="float">
            <text:p>249 688</text:p>
          </table:table-cell>
          <table:table-cell table:formula="of:=['file:///home/ania/Pulpit/DataScience/Python/ADS/NN_prezentacja/wyniki/triangle_lob2.ods'#$triangle_lob2.U7]" office:value-type="float" office:value="510828.7760791" calcext:value-type="float">
            <text:p>510 829</text:p>
          </table:table-cell>
          <table:table-cell/>
          <table:table-cell office:value-type="float" office:value="1999" calcext:value-type="float">
            <text:p>1999</text:p>
          </table:table-cell>
          <table:table-cell table:formula="of:=['file:///home/ania/Pulpit/DataScience/Python/ADS/NN_prezentacja/wyniki/triangle_lob3.ods'#$triangle_lob3.T7]" office:value-type="float" office:value="122490" calcext:value-type="float">
            <text:p>122 490</text:p>
          </table:table-cell>
          <table:table-cell table:formula="of:=['file:///home/ania/Pulpit/DataScience/Python/ADS/NN_prezentacja/wyniki/triangle_lob3.ods'#$triangle_lob3.V7]" office:value-type="float" office:value="295292.635297999" calcext:value-type="float">
            <text:p>295 293</text:p>
          </table:table-cell>
          <table:table-cell table:formula="of:=['file:///home/ania/Pulpit/DataScience/Python/ADS/NN_prezentacja/wyniki/triangle_lob3.ods'#$triangle_lob3.U7]" office:value-type="float" office:value="602941.9278001" calcext:value-type="float">
            <text:p>602 942</text:p>
          </table:table-cell>
          <table:table-cell/>
          <table:table-cell office:value-type="float" office:value="1999" calcext:value-type="float">
            <text:p>1999</text:p>
          </table:table-cell>
          <table:table-cell table:formula="of:=['file:///home/ania/Pulpit/DataScience/Python/ADS/NN_prezentacja/wyniki/triangle_lob4.ods'#$triangle_lob4.T7]" office:value-type="float" office:value="966471" calcext:value-type="float">
            <text:p>966 471</text:p>
          </table:table-cell>
          <table:table-cell table:formula="of:=['file:///home/ania/Pulpit/DataScience/Python/ADS/NN_prezentacja/wyniki/triangle_lob4.ods'#$triangle_lob4.V7]" office:value-type="float" office:value="481320.972470101" calcext:value-type="float">
            <text:p>481 321</text:p>
          </table:table-cell>
          <table:table-cell table:formula="of:=['file:///home/ania/Pulpit/DataScience/Python/ADS/NN_prezentacja/wyniki/triangle_lob4.ods'#$triangle_lob4.U7]" office:value-type="float" office:value="1099257.826795" calcext:value-type="float">
            <text:p>1 099 2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'file:///home/ania/Pulpit/DataScience/Python/ADS/NN_prezentacja/wyniki/triangle_lob1.ods'#$triangle_lob1.T8]" office:value-type="float" office:value="766100" calcext:value-type="float">
            <text:p>766 100</text:p>
          </table:table-cell>
          <table:table-cell table:formula="of:=['file:///home/ania/Pulpit/DataScience/Python/ADS/NN_prezentacja/wyniki/triangle_lob1.ods'#$triangle_lob1.V8]" office:value-type="float" office:value="597096.095419589" calcext:value-type="float">
            <text:p>597 096</text:p>
          </table:table-cell>
          <table:table-cell table:formula="of:=['file:///home/ania/Pulpit/DataScience/Python/ADS/NN_prezentacja/wyniki/triangle_lob1.ods'#$triangle_lob1.U8]" office:value-type="float" office:value="817491.391383842" calcext:value-type="float">
            <text:p>817 491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'file:///home/ania/Pulpit/DataScience/Python/ADS/NN_prezentacja/wyniki/triangle_lob2.ods'#$triangle_lob2.T8]" office:value-type="float" office:value="194966" calcext:value-type="float">
            <text:p>194 966</text:p>
          </table:table-cell>
          <table:table-cell table:formula="of:=['file:///home/ania/Pulpit/DataScience/Python/ADS/NN_prezentacja/wyniki/triangle_lob2.ods'#$triangle_lob2.V8]" office:value-type="float" office:value="329525.097337302" calcext:value-type="float">
            <text:p>329 525</text:p>
          </table:table-cell>
          <table:table-cell table:formula="of:=['file:///home/ania/Pulpit/DataScience/Python/ADS/NN_prezentacja/wyniki/triangle_lob2.ods'#$triangle_lob2.U8]" office:value-type="float" office:value="701921.991048701" calcext:value-type="float">
            <text:p>701 92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'file:///home/ania/Pulpit/DataScience/Python/ADS/NN_prezentacja/wyniki/triangle_lob3.ods'#$triangle_lob3.T8]" office:value-type="float" office:value="1211606" calcext:value-type="float">
            <text:p>1 211 606</text:p>
          </table:table-cell>
          <table:table-cell table:formula="of:=['file:///home/ania/Pulpit/DataScience/Python/ADS/NN_prezentacja/wyniki/triangle_lob3.ods'#$triangle_lob3.V8]" office:value-type="float" office:value="333840.070921998" calcext:value-type="float">
            <text:p>333 840</text:p>
          </table:table-cell>
          <table:table-cell table:formula="of:=['file:///home/ania/Pulpit/DataScience/Python/ADS/NN_prezentacja/wyniki/triangle_lob3.ods'#$triangle_lob3.U8]" office:value-type="float" office:value="1016670.1091536" calcext:value-type="float">
            <text:p>1 016 67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'file:///home/ania/Pulpit/DataScience/Python/ADS/NN_prezentacja/wyniki/triangle_lob4.ods'#$triangle_lob4.T8]" office:value-type="float" office:value="1408972" calcext:value-type="float">
            <text:p>1 408 972</text:p>
          </table:table-cell>
          <table:table-cell table:formula="of:=['file:///home/ania/Pulpit/DataScience/Python/ADS/NN_prezentacja/wyniki/triangle_lob4.ods'#$triangle_lob4.V8]" office:value-type="float" office:value="919265.320696" calcext:value-type="float">
            <text:p>919 265</text:p>
          </table:table-cell>
          <table:table-cell table:formula="of:=['file:///home/ania/Pulpit/DataScience/Python/ADS/NN_prezentacja/wyniki/triangle_lob4.ods'#$triangle_lob4.U8]" office:value-type="float" office:value="1413066.9322682" calcext:value-type="float">
            <text:p>1 413 06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'file:///home/ania/Pulpit/DataScience/Python/ADS/NN_prezentacja/wyniki/triangle_lob1.ods'#$triangle_lob1.T9]" office:value-type="float" office:value="1122028" calcext:value-type="float">
            <text:p>1 122 028</text:p>
          </table:table-cell>
          <table:table-cell table:formula="of:=['file:///home/ania/Pulpit/DataScience/Python/ADS/NN_prezentacja/wyniki/triangle_lob1.ods'#$triangle_lob1.V9]" office:value-type="float" office:value="948712.863403451" calcext:value-type="float">
            <text:p>948 713</text:p>
          </table:table-cell>
          <table:table-cell table:formula="of:=['file:///home/ania/Pulpit/DataScience/Python/ADS/NN_prezentacja/wyniki/triangle_lob1.ods'#$triangle_lob1.U9]" office:value-type="float" office:value="1202480.67836415" calcext:value-type="float">
            <text:p>1 202 481</text:p>
          </table:table-cell>
          <table:table-cell/>
          <table:table-cell office:value-type="float" office:value="2001" calcext:value-type="float">
            <text:p>2001</text:p>
          </table:table-cell>
          <table:table-cell table:formula="of:=['file:///home/ania/Pulpit/DataScience/Python/ADS/NN_prezentacja/wyniki/triangle_lob2.ods'#$triangle_lob2.T9]" office:value-type="float" office:value="773918" calcext:value-type="float">
            <text:p>773 918</text:p>
          </table:table-cell>
          <table:table-cell table:formula="of:=['file:///home/ania/Pulpit/DataScience/Python/ADS/NN_prezentacja/wyniki/triangle_lob2.ods'#$triangle_lob2.V9]" office:value-type="float" office:value="998253.639934599" calcext:value-type="float">
            <text:p>998 254</text:p>
          </table:table-cell>
          <table:table-cell table:formula="of:=['file:///home/ania/Pulpit/DataScience/Python/ADS/NN_prezentacja/wyniki/triangle_lob2.ods'#$triangle_lob2.U9]" office:value-type="float" office:value="1074542.5640175" calcext:value-type="float">
            <text:p>1 074 543</text:p>
          </table:table-cell>
          <table:table-cell/>
          <table:table-cell office:value-type="float" office:value="2001" calcext:value-type="float">
            <text:p>2001</text:p>
          </table:table-cell>
          <table:table-cell table:formula="of:=['file:///home/ania/Pulpit/DataScience/Python/ADS/NN_prezentacja/wyniki/triangle_lob3.ods'#$triangle_lob3.T9]" office:value-type="float" office:value="1362830" calcext:value-type="float">
            <text:p>1 362 830</text:p>
          </table:table-cell>
          <table:table-cell table:formula="of:=['file:///home/ania/Pulpit/DataScience/Python/ADS/NN_prezentacja/wyniki/triangle_lob3.ods'#$triangle_lob3.V9]" office:value-type="float" office:value="686001.422400799" calcext:value-type="float">
            <text:p>686 001</text:p>
          </table:table-cell>
          <table:table-cell table:formula="of:=['file:///home/ania/Pulpit/DataScience/Python/ADS/NN_prezentacja/wyniki/triangle_lob3.ods'#$triangle_lob3.U9]" office:value-type="float" office:value="1510271.0896031" calcext:value-type="float">
            <text:p>1 510 271</text:p>
          </table:table-cell>
          <table:table-cell/>
          <table:table-cell office:value-type="float" office:value="2001" calcext:value-type="float">
            <text:p>2001</text:p>
          </table:table-cell>
          <table:table-cell table:formula="of:=['file:///home/ania/Pulpit/DataScience/Python/ADS/NN_prezentacja/wyniki/triangle_lob4.ods'#$triangle_lob4.T9]" office:value-type="float" office:value="1786373" calcext:value-type="float">
            <text:p>1 786 373</text:p>
          </table:table-cell>
          <table:table-cell table:formula="of:=['file:///home/ania/Pulpit/DataScience/Python/ADS/NN_prezentacja/wyniki/triangle_lob4.ods'#$triangle_lob4.V9]" office:value-type="float" office:value="1481335.4756533" calcext:value-type="float">
            <text:p>1 481 335</text:p>
          </table:table-cell>
          <table:table-cell table:formula="of:=['file:///home/ania/Pulpit/DataScience/Python/ADS/NN_prezentacja/wyniki/triangle_lob4.ods'#$triangle_lob4.U9]" office:value-type="float" office:value="2154592.6506845" calcext:value-type="float">
            <text:p>2 154 59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'file:///home/ania/Pulpit/DataScience/Python/ADS/NN_prezentacja/wyniki/triangle_lob1.ods'#$triangle_lob1.T10]" office:value-type="float" office:value="1608336" calcext:value-type="float">
            <text:p>1 608 336</text:p>
          </table:table-cell>
          <table:table-cell table:formula="of:=['file:///home/ania/Pulpit/DataScience/Python/ADS/NN_prezentacja/wyniki/triangle_lob1.ods'#$triangle_lob1.V10]" office:value-type="float" office:value="1394557.66872722" calcext:value-type="float">
            <text:p>1 394 558</text:p>
          </table:table-cell>
          <table:table-cell table:formula="of:=['file:///home/ania/Pulpit/DataScience/Python/ADS/NN_prezentacja/wyniki/triangle_lob1.ods'#$triangle_lob1.U10]" office:value-type="float" office:value="1643736.45595168" calcext:value-type="float">
            <text:p>1 643 736</text:p>
          </table:table-cell>
          <table:table-cell/>
          <table:table-cell office:value-type="float" office:value="2002" calcext:value-type="float">
            <text:p>2002</text:p>
          </table:table-cell>
          <table:table-cell table:formula="of:=['file:///home/ania/Pulpit/DataScience/Python/ADS/NN_prezentacja/wyniki/triangle_lob2.ods'#$triangle_lob2.T10]" office:value-type="float" office:value="2283225" calcext:value-type="float">
            <text:p>2 283 225</text:p>
          </table:table-cell>
          <table:table-cell table:formula="of:=['file:///home/ania/Pulpit/DataScience/Python/ADS/NN_prezentacja/wyniki/triangle_lob2.ods'#$triangle_lob2.V10]" office:value-type="float" office:value="2319341.2912261" calcext:value-type="float">
            <text:p>2 319 341</text:p>
          </table:table-cell>
          <table:table-cell table:formula="of:=['file:///home/ania/Pulpit/DataScience/Python/ADS/NN_prezentacja/wyniki/triangle_lob2.ods'#$triangle_lob2.U10]" office:value-type="float" office:value="1915142.2402503" calcext:value-type="float">
            <text:p>1 915 142</text:p>
          </table:table-cell>
          <table:table-cell/>
          <table:table-cell office:value-type="float" office:value="2002" calcext:value-type="float">
            <text:p>2002</text:p>
          </table:table-cell>
          <table:table-cell table:formula="of:=['file:///home/ania/Pulpit/DataScience/Python/ADS/NN_prezentacja/wyniki/triangle_lob3.ods'#$triangle_lob3.T10]" office:value-type="float" office:value="1684040" calcext:value-type="float">
            <text:p>1 684 040</text:p>
          </table:table-cell>
          <table:table-cell table:formula="of:=['file:///home/ania/Pulpit/DataScience/Python/ADS/NN_prezentacja/wyniki/triangle_lob3.ods'#$triangle_lob3.V10]" office:value-type="float" office:value="1387734.7600331" calcext:value-type="float">
            <text:p>1 387 735</text:p>
          </table:table-cell>
          <table:table-cell table:formula="of:=['file:///home/ania/Pulpit/DataScience/Python/ADS/NN_prezentacja/wyniki/triangle_lob3.ods'#$triangle_lob3.U10]" office:value-type="float" office:value="2041561.1506486" calcext:value-type="float">
            <text:p>2 041 561</text:p>
          </table:table-cell>
          <table:table-cell/>
          <table:table-cell office:value-type="float" office:value="2002" calcext:value-type="float">
            <text:p>2002</text:p>
          </table:table-cell>
          <table:table-cell table:formula="of:=['file:///home/ania/Pulpit/DataScience/Python/ADS/NN_prezentacja/wyniki/triangle_lob4.ods'#$triangle_lob4.T10]" office:value-type="float" office:value="3247366" calcext:value-type="float">
            <text:p>3 247 366</text:p>
          </table:table-cell>
          <table:table-cell table:formula="of:=['file:///home/ania/Pulpit/DataScience/Python/ADS/NN_prezentacja/wyniki/triangle_lob4.ods'#$triangle_lob4.V10]" office:value-type="float" office:value="2611413.1259764" calcext:value-type="float">
            <text:p>2 611 413</text:p>
          </table:table-cell>
          <table:table-cell table:formula="of:=['file:///home/ania/Pulpit/DataScience/Python/ADS/NN_prezentacja/wyniki/triangle_lob4.ods'#$triangle_lob4.U10]" office:value-type="float" office:value="3213995.5676364" calcext:value-type="float">
            <text:p>3 213 99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'file:///home/ania/Pulpit/DataScience/Python/ADS/NN_prezentacja/wyniki/triangle_lob1.ods'#$triangle_lob1.T11]" office:value-type="float" office:value="2572493" calcext:value-type="float">
            <text:p>2 572 493</text:p>
          </table:table-cell>
          <table:table-cell table:formula="of:=['file:///home/ania/Pulpit/DataScience/Python/ADS/NN_prezentacja/wyniki/triangle_lob1.ods'#$triangle_lob1.V11]" office:value-type="float" office:value="2229053.24425291" calcext:value-type="float">
            <text:p>2 229 053</text:p>
          </table:table-cell>
          <table:table-cell table:formula="of:=['file:///home/ania/Pulpit/DataScience/Python/ADS/NN_prezentacja/wyniki/triangle_lob1.ods'#$triangle_lob1.U11]" office:value-type="float" office:value="2634312.92462231" calcext:value-type="float">
            <text:p>2 634 313</text:p>
          </table:table-cell>
          <table:table-cell/>
          <table:table-cell office:value-type="float" office:value="2003" calcext:value-type="float">
            <text:p>2003</text:p>
          </table:table-cell>
          <table:table-cell table:formula="of:=['file:///home/ania/Pulpit/DataScience/Python/ADS/NN_prezentacja/wyniki/triangle_lob2.ods'#$triangle_lob2.T11]" office:value-type="float" office:value="3022294" calcext:value-type="float">
            <text:p>3 022 294</text:p>
          </table:table-cell>
          <table:table-cell table:formula="of:=['file:///home/ania/Pulpit/DataScience/Python/ADS/NN_prezentacja/wyniki/triangle_lob2.ods'#$triangle_lob2.V11]" office:value-type="float" office:value="2557743.5536394" calcext:value-type="float">
            <text:p>2 557 744</text:p>
          </table:table-cell>
          <table:table-cell table:formula="of:=['file:///home/ania/Pulpit/DataScience/Python/ADS/NN_prezentacja/wyniki/triangle_lob2.ods'#$triangle_lob2.U11]" office:value-type="float" office:value="3230807.3644485" calcext:value-type="float">
            <text:p>3 230 807</text:p>
          </table:table-cell>
          <table:table-cell/>
          <table:table-cell office:value-type="float" office:value="2003" calcext:value-type="float">
            <text:p>2003</text:p>
          </table:table-cell>
          <table:table-cell table:formula="of:=['file:///home/ania/Pulpit/DataScience/Python/ADS/NN_prezentacja/wyniki/triangle_lob3.ods'#$triangle_lob3.T11]" office:value-type="float" office:value="3170081" calcext:value-type="float">
            <text:p>3 170 081</text:p>
          </table:table-cell>
          <table:table-cell table:formula="of:=['file:///home/ania/Pulpit/DataScience/Python/ADS/NN_prezentacja/wyniki/triangle_lob3.ods'#$triangle_lob3.V11]" office:value-type="float" office:value="2127288.7309456" calcext:value-type="float">
            <text:p>2 127 289</text:p>
          </table:table-cell>
          <table:table-cell table:formula="of:=['file:///home/ania/Pulpit/DataScience/Python/ADS/NN_prezentacja/wyniki/triangle_lob3.ods'#$triangle_lob3.U11]" office:value-type="float" office:value="3474846.1740867" calcext:value-type="float">
            <text:p>3 474 846</text:p>
          </table:table-cell>
          <table:table-cell/>
          <table:table-cell office:value-type="float" office:value="2003" calcext:value-type="float">
            <text:p>2003</text:p>
          </table:table-cell>
          <table:table-cell table:formula="of:=['file:///home/ania/Pulpit/DataScience/Python/ADS/NN_prezentacja/wyniki/triangle_lob4.ods'#$triangle_lob4.T11]" office:value-type="float" office:value="5692805" calcext:value-type="float">
            <text:p>5 692 805</text:p>
          </table:table-cell>
          <table:table-cell table:formula="of:=['file:///home/ania/Pulpit/DataScience/Python/ADS/NN_prezentacja/wyniki/triangle_lob4.ods'#$triangle_lob4.V11]" office:value-type="float" office:value="3969154.8425375" calcext:value-type="float">
            <text:p>3 969 155</text:p>
          </table:table-cell>
          <table:table-cell table:formula="of:=['file:///home/ania/Pulpit/DataScience/Python/ADS/NN_prezentacja/wyniki/triangle_lob4.ods'#$triangle_lob4.U11]" office:value-type="float" office:value="5043935.4234104" calcext:value-type="float">
            <text:p>5 043 93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'file:///home/ania/Pulpit/DataScience/Python/ADS/NN_prezentacja/wyniki/triangle_lob1.ods'#$triangle_lob1.T12]" office:value-type="float" office:value="3859997" calcext:value-type="float">
            <text:p>3 859 997</text:p>
          </table:table-cell>
          <table:table-cell table:formula="of:=['file:///home/ania/Pulpit/DataScience/Python/ADS/NN_prezentacja/wyniki/triangle_lob1.ods'#$triangle_lob1.V12]" office:value-type="float" office:value="3676297.98179122" calcext:value-type="float">
            <text:p>3 676 298</text:p>
          </table:table-cell>
          <table:table-cell table:formula="of:=['file:///home/ania/Pulpit/DataScience/Python/ADS/NN_prezentacja/wyniki/triangle_lob1.ods'#$triangle_lob1.U12]" office:value-type="float" office:value="3953370.92702229" calcext:value-type="float">
            <text:p>3 953 371</text:p>
          </table:table-cell>
          <table:table-cell/>
          <table:table-cell office:value-type="float" office:value="2004" calcext:value-type="float">
            <text:p>2004</text:p>
          </table:table-cell>
          <table:table-cell table:formula="of:=['file:///home/ania/Pulpit/DataScience/Python/ADS/NN_prezentacja/wyniki/triangle_lob2.ods'#$triangle_lob2.T12]" office:value-type="float" office:value="6105479" calcext:value-type="float">
            <text:p>6 105 479</text:p>
          </table:table-cell>
          <table:table-cell table:formula="of:=['file:///home/ania/Pulpit/DataScience/Python/ADS/NN_prezentacja/wyniki/triangle_lob2.ods'#$triangle_lob2.V12]" office:value-type="float" office:value="6119343.2014591" calcext:value-type="float">
            <text:p>6 119 343</text:p>
          </table:table-cell>
          <table:table-cell table:formula="of:=['file:///home/ania/Pulpit/DataScience/Python/ADS/NN_prezentacja/wyniki/triangle_lob2.ods'#$triangle_lob2.U12]" office:value-type="float" office:value="6320313.7818465" calcext:value-type="float">
            <text:p>6 320 314</text:p>
          </table:table-cell>
          <table:table-cell/>
          <table:table-cell office:value-type="float" office:value="2004" calcext:value-type="float">
            <text:p>2004</text:p>
          </table:table-cell>
          <table:table-cell table:formula="of:=['file:///home/ania/Pulpit/DataScience/Python/ADS/NN_prezentacja/wyniki/triangle_lob3.ods'#$triangle_lob3.T12]" office:value-type="float" office:value="4644542" calcext:value-type="float">
            <text:p>4 644 542</text:p>
          </table:table-cell>
          <table:table-cell table:formula="of:=['file:///home/ania/Pulpit/DataScience/Python/ADS/NN_prezentacja/wyniki/triangle_lob3.ods'#$triangle_lob3.V12]" office:value-type="float" office:value="4456757.5512015" calcext:value-type="float">
            <text:p>4 456 758</text:p>
          </table:table-cell>
          <table:table-cell table:formula="of:=['file:///home/ania/Pulpit/DataScience/Python/ADS/NN_prezentacja/wyniki/triangle_lob3.ods'#$triangle_lob3.U12]" office:value-type="float" office:value="5916217.5461531" calcext:value-type="float">
            <text:p>5 916 218</text:p>
          </table:table-cell>
          <table:table-cell/>
          <table:table-cell office:value-type="float" office:value="2004" calcext:value-type="float">
            <text:p>2004</text:p>
          </table:table-cell>
          <table:table-cell table:formula="of:=['file:///home/ania/Pulpit/DataScience/Python/ADS/NN_prezentacja/wyniki/triangle_lob4.ods'#$triangle_lob4.T12]" office:value-type="float" office:value="7822395" calcext:value-type="float">
            <text:p>7 822 395</text:p>
          </table:table-cell>
          <table:table-cell table:formula="of:=['file:///home/ania/Pulpit/DataScience/Python/ADS/NN_prezentacja/wyniki/triangle_lob4.ods'#$triangle_lob4.V12]" office:value-type="float" office:value="6418763.7430934" calcext:value-type="float">
            <text:p>6 418 764</text:p>
          </table:table-cell>
          <table:table-cell table:formula="of:=['file:///home/ania/Pulpit/DataScience/Python/ADS/NN_prezentacja/wyniki/triangle_lob4.ods'#$triangle_lob4.U12]" office:value-type="float" office:value="7280256.0677" calcext:value-type="float">
            <text:p>7 280 25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'file:///home/ania/Pulpit/DataScience/Python/ADS/NN_prezentacja/wyniki/triangle_lob1.ods'#$triangle_lob1.T13]" office:value-type="float" office:value="8387428" calcext:value-type="float">
            <text:p>8 387 428</text:p>
          </table:table-cell>
          <table:table-cell table:formula="of:=['file:///home/ania/Pulpit/DataScience/Python/ADS/NN_prezentacja/wyniki/triangle_lob1.ods'#$triangle_lob1.V13]" office:value-type="float" office:value="7717977.7408361" calcext:value-type="float">
            <text:p>7 717 978</text:p>
          </table:table-cell>
          <table:table-cell table:formula="of:=['file:///home/ania/Pulpit/DataScience/Python/ADS/NN_prezentacja/wyniki/triangle_lob1.ods'#$triangle_lob1.U13]" office:value-type="float" office:value="8035230.43462192" calcext:value-type="float">
            <text:p>8 035 230</text:p>
          </table:table-cell>
          <table:table-cell/>
          <table:table-cell office:value-type="float" office:value="2005" calcext:value-type="float">
            <text:p>2005</text:p>
          </table:table-cell>
          <table:table-cell table:formula="of:=['file:///home/ania/Pulpit/DataScience/Python/ADS/NN_prezentacja/wyniki/triangle_lob2.ods'#$triangle_lob2.T13]" office:value-type="float" office:value="15500682" calcext:value-type="float">
            <text:p>15 500 682</text:p>
          </table:table-cell>
          <table:table-cell table:formula="of:=['file:///home/ania/Pulpit/DataScience/Python/ADS/NN_prezentacja/wyniki/triangle_lob2.ods'#$triangle_lob2.V13]" office:value-type="float" office:value="16935706.0635246" calcext:value-type="float">
            <text:p>16 935 706</text:p>
          </table:table-cell>
          <table:table-cell table:formula="of:=['file:///home/ania/Pulpit/DataScience/Python/ADS/NN_prezentacja/wyniki/triangle_lob2.ods'#$triangle_lob2.U13]" office:value-type="float" office:value="16087434.4364168" calcext:value-type="float">
            <text:p>16 087 434</text:p>
          </table:table-cell>
          <table:table-cell/>
          <table:table-cell office:value-type="float" office:value="2005" calcext:value-type="float">
            <text:p>2005</text:p>
          </table:table-cell>
          <table:table-cell table:formula="of:=['file:///home/ania/Pulpit/DataScience/Python/ADS/NN_prezentacja/wyniki/triangle_lob3.ods'#$triangle_lob3.T13]" office:value-type="float" office:value="12307509" calcext:value-type="float">
            <text:p>12 307 509</text:p>
          </table:table-cell>
          <table:table-cell table:formula="of:=['file:///home/ania/Pulpit/DataScience/Python/ADS/NN_prezentacja/wyniki/triangle_lob3.ods'#$triangle_lob3.V13]" office:value-type="float" office:value="13801629.1773283" calcext:value-type="float">
            <text:p>13 801 629</text:p>
          </table:table-cell>
          <table:table-cell table:formula="of:=['file:///home/ania/Pulpit/DataScience/Python/ADS/NN_prezentacja/wyniki/triangle_lob3.ods'#$triangle_lob3.U13]" office:value-type="float" office:value="16038204.3537281" calcext:value-type="float">
            <text:p>16 038 204</text:p>
          </table:table-cell>
          <table:table-cell/>
          <table:table-cell office:value-type="float" office:value="2005" calcext:value-type="float">
            <text:p>2005</text:p>
          </table:table-cell>
          <table:table-cell table:formula="of:=['file:///home/ania/Pulpit/DataScience/Python/ADS/NN_prezentacja/wyniki/triangle_lob4.ods'#$triangle_lob4.T13]" office:value-type="float" office:value="11224978" calcext:value-type="float">
            <text:p>11 224 978</text:p>
          </table:table-cell>
          <table:table-cell table:formula="of:=['file:///home/ania/Pulpit/DataScience/Python/ADS/NN_prezentacja/wyniki/triangle_lob4.ods'#$triangle_lob4.V13]" office:value-type="float" office:value="12104488.0157019" calcext:value-type="float">
            <text:p>12 104 488</text:p>
          </table:table-cell>
          <table:table-cell table:formula="of:=['file:///home/ania/Pulpit/DataScience/Python/ADS/NN_prezentacja/wyniki/triangle_lob4.ods'#$triangle_lob4.U13]" office:value-type="float" office:value="12904955.707513" calcext:value-type="float">
            <text:p>12 904 95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5:.B16])" office:value-type="float" office:value="19987389" calcext:value-type="float">
            <text:p>19 987 389</text:p>
          </table:table-cell>
          <table:table-cell table:formula="of:=SUM([.C5:.C16])" office:value-type="float" office:value="17265228.3218838" calcext:value-type="float">
            <text:p>17 265 228</text:p>
          </table:table-cell>
          <table:table-cell table:formula="of:=SUM([.D5:.D16])" office:value-type="float" office:value="19879152.851882" calcext:value-type="float">
            <text:p>19 879 153</text:p>
          </table:table-cell>
          <table:table-cell/>
          <table:table-cell office:value-type="string" calcext:value-type="string">
            <text:p>Total</text:p>
          </table:table-cell>
          <table:table-cell table:formula="of:=SUM([.G5:.G16])" office:value-type="float" office:value="29093662" calcext:value-type="float">
            <text:p>29 093 662</text:p>
          </table:table-cell>
          <table:table-cell table:formula="of:=SUM([.H5:.H16])" office:value-type="float" office:value="28158818.0288487" calcext:value-type="float">
            <text:p>28 158 818</text:p>
          </table:table-cell>
          <table:table-cell table:formula="of:=SUM([.I5:.I16])" office:value-type="float" office:value="30337880.2082198" calcext:value-type="float">
            <text:p>30 337 880</text:p>
          </table:table-cell>
          <table:table-cell/>
          <table:table-cell office:value-type="string" calcext:value-type="string">
            <text:p>Total</text:p>
          </table:table-cell>
          <table:table-cell table:formula="of:=SUM([.L5:.L16])" office:value-type="float" office:value="25824731" calcext:value-type="float">
            <text:p>25 824 731</text:p>
          </table:table-cell>
          <table:table-cell table:formula="of:=SUM([.M5:.M16])" office:value-type="float" office:value="22446440.272664" calcext:value-type="float">
            <text:p>22 446 440</text:p>
          </table:table-cell>
          <table:table-cell table:formula="of:=SUM([.N5:.N16])" office:value-type="float" office:value="31579239.4376037" calcext:value-type="float">
            <text:p>31 579 239</text:p>
          </table:table-cell>
          <table:table-cell/>
          <table:table-cell office:value-type="string" calcext:value-type="string">
            <text:p>Total</text:p>
          </table:table-cell>
          <table:table-cell table:formula="of:=SUM([.Q5:.Q16])" office:value-type="float" office:value="34398542" calcext:value-type="float">
            <text:p>34 398 542</text:p>
          </table:table-cell>
          <table:table-cell table:formula="of:=SUM([.R5:.R16])" office:value-type="float" office:value="27894318.2852461" calcext:value-type="float">
            <text:p>27 894 318</text:p>
          </table:table-cell>
          <table:table-cell table:formula="of:=SUM([.S5:.S16])" office:value-type="float" office:value="34633829.2601239" calcext:value-type="float">
            <text:p>34 633 829</text:p>
          </table:table-cell>
        </table:table-row>
      </table:table>
      <table:table table:name="'file:///home/ania/Pulpit/DataScience/Python/ADS/NN_prezentacja/wyniki/triangle_lob1.ods'#triangle_lob1" table:print="false" table:style-name="ta_extref">
        <table:table-source xlink:type="simple" xlink:href="../triangle_lob1.ods" table:table-name="triangle_lob1" table:filter-name="calc8" table:mode="copy-results-only"/>
        <table:table-column table:number-columns-repeated="22"/>
        <table:table-row>
          <table:table-cell table:number-columns-repeated="22"/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55315">
            <text:p>55315</text:p>
          </table:table-cell>
          <table:table-cell table:style-name="ce1" office:value-type="float" office:value="76230.0647768509">
            <text:p>76230.0647768509</text:p>
          </table:table-cell>
          <table:table-cell table:style-name="ce1" office:value-type="float" office:value="-5176.49409081042">
            <text:p>-5176.49409081042</text:p>
          </table:table-cell>
        </table:table-row>
        <table:table-row>
          <table:table-cell table:number-columns-repeated="19"/>
          <table:table-cell table:style-name="ce1" office:value-type="float" office:value="252750">
            <text:p>252750</text:p>
          </table:table-cell>
          <table:table-cell table:style-name="ce1" office:value-type="float" office:value="184716.9020862">
            <text:p>184716.9020862</text:p>
          </table:table-cell>
          <table:table-cell table:style-name="ce1" office:value-type="float" office:value="-96453.1548165008">
            <text:p>-96453.1548165008</text:p>
          </table:table-cell>
        </table:table-row>
        <table:table-row>
          <table:table-cell table:number-columns-repeated="19"/>
          <table:table-cell table:style-name="ce1" office:value-type="float" office:value="221449">
            <text:p>221449</text:p>
          </table:table-cell>
          <table:table-cell table:style-name="ce1" office:value-type="float" office:value="275654.449940599">
            <text:p>275654.449940599</text:p>
          </table:table-cell>
          <table:table-cell table:style-name="ce1" office:value-type="float" office:value="80777.8324536607">
            <text:p>80777.8324536607</text:p>
          </table:table-cell>
        </table:table-row>
        <table:table-row>
          <table:table-cell table:number-columns-repeated="19"/>
          <table:table-cell table:style-name="ce1" office:value-type="float" office:value="250568">
            <text:p>250568</text:p>
          </table:table-cell>
          <table:table-cell table:style-name="ce1" office:value-type="float" office:value="400187.9751414">
            <text:p>400187.9751414</text:p>
          </table:table-cell>
          <table:table-cell table:style-name="ce1" office:value-type="float" office:value="262288.2811411">
            <text:p>262288.2811411</text:p>
          </table:table-cell>
        </table:table-row>
        <table:table-row>
          <table:table-cell table:number-columns-repeated="19"/>
          <table:table-cell table:style-name="ce1" office:value-type="float" office:value="890925">
            <text:p>890925</text:p>
          </table:table-cell>
          <table:table-cell table:style-name="ce1" office:value-type="float" office:value="655740.647970799">
            <text:p>655740.647970799</text:p>
          </table:table-cell>
          <table:table-cell table:style-name="ce1" office:value-type="float" office:value="460096.262765801">
            <text:p>460096.262765801</text:p>
          </table:table-cell>
        </table:table-row>
        <table:table-row>
          <table:table-cell table:number-columns-repeated="19"/>
          <table:table-cell table:style-name="ce1" office:value-type="float" office:value="766100">
            <text:p>766100</text:p>
          </table:table-cell>
          <table:table-cell table:style-name="ce1" office:value-type="float" office:value="817491.391383801">
            <text:p>817491.391383801</text:p>
          </table:table-cell>
          <table:table-cell table:style-name="ce1" office:value-type="float" office:value="597096.095419601">
            <text:p>597096.095419601</text:p>
          </table:table-cell>
        </table:table-row>
        <table:table-row>
          <table:table-cell table:number-columns-repeated="19"/>
          <table:table-cell table:style-name="ce1" office:value-type="float" office:value="1122028">
            <text:p>1122028</text:p>
          </table:table-cell>
          <table:table-cell table:style-name="ce1" office:value-type="float" office:value="1202480.6783642">
            <text:p>1202480.6783642</text:p>
          </table:table-cell>
          <table:table-cell table:style-name="ce1" office:value-type="float" office:value="948712.863403499">
            <text:p>948712.863403499</text:p>
          </table:table-cell>
        </table:table-row>
        <table:table-row>
          <table:table-cell table:number-columns-repeated="19"/>
          <table:table-cell table:style-name="ce1" office:value-type="float" office:value="1608336">
            <text:p>1608336</text:p>
          </table:table-cell>
          <table:table-cell table:style-name="ce1" office:value-type="float" office:value="1643736.4559517">
            <text:p>1643736.4559517</text:p>
          </table:table-cell>
          <table:table-cell table:style-name="ce1" office:value-type="float" office:value="1394557.6687272">
            <text:p>1394557.6687272</text:p>
          </table:table-cell>
        </table:table-row>
        <table:table-row>
          <table:table-cell table:number-columns-repeated="19"/>
          <table:table-cell table:style-name="ce1" office:value-type="float" office:value="2572493">
            <text:p>2572493</text:p>
          </table:table-cell>
          <table:table-cell table:style-name="ce1" office:value-type="float" office:value="2634312.9246223">
            <text:p>2634312.9246223</text:p>
          </table:table-cell>
          <table:table-cell table:style-name="ce1" office:value-type="float" office:value="2229053.2442529">
            <text:p>2229053.2442529</text:p>
          </table:table-cell>
        </table:table-row>
        <table:table-row>
          <table:table-cell table:number-columns-repeated="19"/>
          <table:table-cell table:style-name="ce1" office:value-type="float" office:value="3859997">
            <text:p>3859997</text:p>
          </table:table-cell>
          <table:table-cell table:style-name="ce1" office:value-type="float" office:value="3953370.9270223">
            <text:p>3953370.9270223</text:p>
          </table:table-cell>
          <table:table-cell table:style-name="ce1" office:value-type="float" office:value="3676297.9817912">
            <text:p>3676297.9817912</text:p>
          </table:table-cell>
        </table:table-row>
        <table:table-row>
          <table:table-cell table:number-columns-repeated="19"/>
          <table:table-cell table:style-name="ce1" office:value-type="float" office:value="8387428">
            <text:p>8387428</text:p>
          </table:table-cell>
          <table:table-cell table:style-name="ce1" office:value-type="float" office:value="8035230.4346219">
            <text:p>8035230.4346219</text:p>
          </table:table-cell>
          <table:table-cell table:style-name="ce1" office:value-type="float" office:value="7717977.7408361">
            <text:p>7717977.7408361</text:p>
          </table:table-cell>
        </table:table-row>
      </table:table>
      <table:table table:name="'file:///home/ania/Pulpit/DataScience/Python/ADS/NN_prezentacja/wyniki/triangle_lob2.ods'#triangle_lob2" table:print="false" table:style-name="ta_extref">
        <table:table-source xlink:type="simple" xlink:href="../triangle_lob2.ods" table:table-name="triangle_lob2" table:filter-name="calc8" table:mode="copy-results-only"/>
        <table:table-column table:number-columns-repeated="22"/>
        <table:table-row>
          <table:table-cell table:number-columns-repeated="22"/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2243">
            <text:p>2243</text:p>
          </table:table-cell>
          <table:table-cell table:style-name="ce1" office:value-type="float" office:value="-23464.7464386001">
            <text:p>-23464.7464386001</text:p>
          </table:table-cell>
          <table:table-cell table:style-name="ce1" office:value-type="float" office:value="-286858.165738501">
            <text:p>-286858.165738501</text:p>
          </table:table-cell>
        </table:table-row>
        <table:table-row>
          <table:table-cell table:number-columns-repeated="19"/>
          <table:table-cell table:style-name="ce1" office:value-type="float" office:value="86346">
            <text:p>86346</text:p>
          </table:table-cell>
          <table:table-cell table:style-name="ce1" office:value-type="float" office:value="43425.9812561981">
            <text:p>43425.9812561981</text:p>
          </table:table-cell>
          <table:table-cell table:style-name="ce1" office:value-type="float" office:value="-860326.348713499">
            <text:p>-860326.348713499</text:p>
          </table:table-cell>
        </table:table-row>
        <table:table-row>
          <table:table-cell table:number-columns-repeated="19"/>
          <table:table-cell table:style-name="ce1" office:value-type="float" office:value="448906">
            <text:p>448906</text:p>
          </table:table-cell>
          <table:table-cell table:style-name="ce1" office:value-type="float" office:value="170235.2345482">
            <text:p>170235.2345482</text:p>
          </table:table-cell>
          <table:table-cell table:style-name="ce1" office:value-type="float" office:value="-311085.5340988">
            <text:p>-311085.5340988</text:p>
          </table:table-cell>
        </table:table-row>
        <table:table-row>
          <table:table-cell table:number-columns-repeated="19"/>
          <table:table-cell table:style-name="ce1" office:value-type="float" office:value="315544">
            <text:p>315544</text:p>
          </table:table-cell>
          <table:table-cell table:style-name="ce1" office:value-type="float" office:value="306692.584746599">
            <text:p>306692.584746599</text:p>
          </table:table-cell>
          <table:table-cell table:style-name="ce1" office:value-type="float" office:value="107486.979419898">
            <text:p>107486.979419898</text:p>
          </table:table-cell>
        </table:table-row>
        <table:table-row>
          <table:table-cell table:number-columns-repeated="19"/>
          <table:table-cell table:style-name="ce1" office:value-type="float" office:value="360059">
            <text:p>360059</text:p>
          </table:table-cell>
          <table:table-cell table:style-name="ce1" office:value-type="float" office:value="510828.7760791">
            <text:p>510828.7760791</text:p>
          </table:table-cell>
          <table:table-cell table:style-name="ce1" office:value-type="float" office:value="249688.250858501">
            <text:p>249688.250858501</text:p>
          </table:table-cell>
        </table:table-row>
        <table:table-row>
          <table:table-cell table:number-columns-repeated="19"/>
          <table:table-cell table:style-name="ce1" office:value-type="float" office:value="194966">
            <text:p>194966</text:p>
          </table:table-cell>
          <table:table-cell table:style-name="ce1" office:value-type="float" office:value="701921.991048701">
            <text:p>701921.991048701</text:p>
          </table:table-cell>
          <table:table-cell table:style-name="ce1" office:value-type="float" office:value="329525.097337302">
            <text:p>329525.097337302</text:p>
          </table:table-cell>
        </table:table-row>
        <table:table-row>
          <table:table-cell table:number-columns-repeated="19"/>
          <table:table-cell table:style-name="ce1" office:value-type="float" office:value="773918">
            <text:p>773918</text:p>
          </table:table-cell>
          <table:table-cell table:style-name="ce1" office:value-type="float" office:value="1074542.5640175">
            <text:p>1074542.5640175</text:p>
          </table:table-cell>
          <table:table-cell table:style-name="ce1" office:value-type="float" office:value="998253.639934599">
            <text:p>998253.639934599</text:p>
          </table:table-cell>
        </table:table-row>
        <table:table-row>
          <table:table-cell table:number-columns-repeated="19"/>
          <table:table-cell table:style-name="ce1" office:value-type="float" office:value="2283225">
            <text:p>2283225</text:p>
          </table:table-cell>
          <table:table-cell table:style-name="ce1" office:value-type="float" office:value="1915142.2402503">
            <text:p>1915142.2402503</text:p>
          </table:table-cell>
          <table:table-cell table:style-name="ce1" office:value-type="float" office:value="2319341.2912261">
            <text:p>2319341.2912261</text:p>
          </table:table-cell>
        </table:table-row>
        <table:table-row>
          <table:table-cell table:number-columns-repeated="19"/>
          <table:table-cell table:style-name="ce1" office:value-type="float" office:value="3022294">
            <text:p>3022294</text:p>
          </table:table-cell>
          <table:table-cell table:style-name="ce1" office:value-type="float" office:value="3230807.3644485">
            <text:p>3230807.3644485</text:p>
          </table:table-cell>
          <table:table-cell table:style-name="ce1" office:value-type="float" office:value="2557743.5536394">
            <text:p>2557743.5536394</text:p>
          </table:table-cell>
        </table:table-row>
        <table:table-row>
          <table:table-cell table:number-columns-repeated="19"/>
          <table:table-cell table:style-name="ce1" office:value-type="float" office:value="6105479">
            <text:p>6105479</text:p>
          </table:table-cell>
          <table:table-cell table:style-name="ce1" office:value-type="float" office:value="6320313.7818465">
            <text:p>6320313.7818465</text:p>
          </table:table-cell>
          <table:table-cell table:style-name="ce1" office:value-type="float" office:value="6119343.2014591">
            <text:p>6119343.2014591</text:p>
          </table:table-cell>
        </table:table-row>
        <table:table-row>
          <table:table-cell table:number-columns-repeated="19"/>
          <table:table-cell table:style-name="ce1" office:value-type="float" office:value="15500682">
            <text:p>15500682</text:p>
          </table:table-cell>
          <table:table-cell table:style-name="ce1" office:value-type="float" office:value="16087434.4364168">
            <text:p>16087434.4364168</text:p>
          </table:table-cell>
          <table:table-cell table:style-name="ce1" office:value-type="float" office:value="16935706.0635246">
            <text:p>16935706.0635246</text:p>
          </table:table-cell>
        </table:table-row>
      </table:table>
      <table:table table:name="'file:///home/ania/Pulpit/DataScience/Python/ADS/NN_prezentacja/wyniki/triangle_lob3.ods'#triangle_lob3" table:print="false" table:style-name="ta_extref">
        <table:table-source xlink:type="simple" xlink:href="../triangle_lob3.ods" table:table-name="triangle_lob3" table:filter-name="calc8" table:mode="copy-results-only"/>
        <table:table-column table:number-columns-repeated="22"/>
        <table:table-row>
          <table:table-cell table:number-columns-repeated="22"/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47204">
            <text:p>47204</text:p>
          </table:table-cell>
          <table:table-cell table:style-name="ce1" office:value-type="float" office:value="65955.0668536983">
            <text:p>65955.0668536983</text:p>
          </table:table-cell>
          <table:table-cell table:style-name="ce1" office:value-type="float" office:value="-167015.7001095">
            <text:p>-167015.7001095</text:p>
          </table:table-cell>
        </table:table-row>
        <table:table-row>
          <table:table-cell table:number-columns-repeated="19"/>
          <table:table-cell table:style-name="ce1" office:value-type="float" office:value="188778">
            <text:p>188778</text:p>
          </table:table-cell>
          <table:table-cell table:style-name="ce1" office:value-type="float" office:value="155740.720719598">
            <text:p>155740.720719598</text:p>
          </table:table-cell>
          <table:table-cell table:style-name="ce1" office:value-type="float" office:value="-539288.118012302">
            <text:p>-539288.118012302</text:p>
          </table:table-cell>
        </table:table-row>
        <table:table-row>
          <table:table-cell table:number-columns-repeated="19"/>
          <table:table-cell table:style-name="ce1" office:value-type="float" office:value="288544">
            <text:p>288544</text:p>
          </table:table-cell>
          <table:table-cell table:style-name="ce1" office:value-type="float" office:value="287201.960052799">
            <text:p>287201.960052799</text:p>
          </table:table-cell>
          <table:table-cell table:style-name="ce1" office:value-type="float" office:value="-85987.8114022017">
            <text:p>-85987.8114022017</text:p>
          </table:table-cell>
        </table:table-row>
        <table:table-row>
          <table:table-cell table:number-columns-repeated="19"/>
          <table:table-cell table:style-name="ce1" office:value-type="float" office:value="797107">
            <text:p>797107</text:p>
          </table:table-cell>
          <table:table-cell table:style-name="ce1" office:value-type="float" office:value="469629.338804301">
            <text:p>469629.338804301</text:p>
          </table:table-cell>
          <table:table-cell table:style-name="ce1" office:value-type="float" office:value="150187.554058701">
            <text:p>150187.554058701</text:p>
          </table:table-cell>
        </table:table-row>
        <table:table-row>
          <table:table-cell table:number-columns-repeated="19"/>
          <table:table-cell table:style-name="ce1" office:value-type="float" office:value="122490">
            <text:p>122490</text:p>
          </table:table-cell>
          <table:table-cell table:style-name="ce1" office:value-type="float" office:value="602941.9278001">
            <text:p>602941.9278001</text:p>
          </table:table-cell>
          <table:table-cell table:style-name="ce1" office:value-type="float" office:value="295292.635297999">
            <text:p>295292.635297999</text:p>
          </table:table-cell>
        </table:table-row>
        <table:table-row>
          <table:table-cell table:number-columns-repeated="19"/>
          <table:table-cell table:style-name="ce1" office:value-type="float" office:value="1211606">
            <text:p>1211606</text:p>
          </table:table-cell>
          <table:table-cell table:style-name="ce1" office:value-type="float" office:value="1016670.1091536">
            <text:p>1016670.1091536</text:p>
          </table:table-cell>
          <table:table-cell table:style-name="ce1" office:value-type="float" office:value="333840.070921998">
            <text:p>333840.070921998</text:p>
          </table:table-cell>
        </table:table-row>
        <table:table-row>
          <table:table-cell table:number-columns-repeated="19"/>
          <table:table-cell table:style-name="ce1" office:value-type="float" office:value="1362830">
            <text:p>1362830</text:p>
          </table:table-cell>
          <table:table-cell table:style-name="ce1" office:value-type="float" office:value="1510271.0896031">
            <text:p>1510271.0896031</text:p>
          </table:table-cell>
          <table:table-cell table:style-name="ce1" office:value-type="float" office:value="686001.422400799">
            <text:p>686001.422400799</text:p>
          </table:table-cell>
        </table:table-row>
        <table:table-row>
          <table:table-cell table:number-columns-repeated="19"/>
          <table:table-cell table:style-name="ce1" office:value-type="float" office:value="1684040">
            <text:p>1684040</text:p>
          </table:table-cell>
          <table:table-cell table:style-name="ce1" office:value-type="float" office:value="2041561.1506486">
            <text:p>2041561.1506486</text:p>
          </table:table-cell>
          <table:table-cell table:style-name="ce1" office:value-type="float" office:value="1387734.7600331">
            <text:p>1387734.7600331</text:p>
          </table:table-cell>
        </table:table-row>
        <table:table-row>
          <table:table-cell table:number-columns-repeated="19"/>
          <table:table-cell table:style-name="ce1" office:value-type="float" office:value="3170081">
            <text:p>3170081</text:p>
          </table:table-cell>
          <table:table-cell table:style-name="ce1" office:value-type="float" office:value="3474846.1740867">
            <text:p>3474846.1740867</text:p>
          </table:table-cell>
          <table:table-cell table:style-name="ce1" office:value-type="float" office:value="2127288.7309456">
            <text:p>2127288.7309456</text:p>
          </table:table-cell>
        </table:table-row>
        <table:table-row>
          <table:table-cell table:number-columns-repeated="19"/>
          <table:table-cell table:style-name="ce1" office:value-type="float" office:value="4644542">
            <text:p>4644542</text:p>
          </table:table-cell>
          <table:table-cell table:style-name="ce1" office:value-type="float" office:value="5916217.5461531">
            <text:p>5916217.5461531</text:p>
          </table:table-cell>
          <table:table-cell table:style-name="ce1" office:value-type="float" office:value="4456757.5512015">
            <text:p>4456757.5512015</text:p>
          </table:table-cell>
        </table:table-row>
        <table:table-row>
          <table:table-cell table:number-columns-repeated="19"/>
          <table:table-cell table:style-name="ce1" office:value-type="float" office:value="12307509">
            <text:p>12307509</text:p>
          </table:table-cell>
          <table:table-cell table:style-name="ce1" office:value-type="float" office:value="16038204.3537281">
            <text:p>16038204.3537281</text:p>
          </table:table-cell>
          <table:table-cell table:style-name="ce1" office:value-type="float" office:value="13801629.1773283">
            <text:p>13801629.1773283</text:p>
          </table:table-cell>
        </table:table-row>
      </table:table>
      <table:table table:name="'file:///home/ania/Pulpit/DataScience/Python/ADS/NN_prezentacja/wyniki/triangle_lob4.ods'#triangle_lob4" table:print="false" table:style-name="ta_extref">
        <table:table-source xlink:type="simple" xlink:href="../triangle_lob4.ods" table:table-name="triangle_lob4" table:filter-name="calc8" table:mode="copy-results-only"/>
        <table:table-column table:number-columns-repeated="22"/>
        <table:table-row>
          <table:table-cell table:number-columns-repeated="22"/>
        </table:table-row>
        <table:table-row>
          <table:table-cell table:number-columns-repeated="19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  <table:table-cell table:style-name="ce1" office:value-type="float" office:value="125523">
            <text:p>125523</text:p>
          </table:table-cell>
          <table:table-cell table:style-name="ce1" office:value-type="float" office:value="92834.7643116005">
            <text:p>92834.7643116005</text:p>
          </table:table-cell>
          <table:table-cell table:style-name="ce1" office:value-type="float" office:value="-112466.620712001">
            <text:p>-112466.620712001</text:p>
          </table:table-cell>
        </table:table-row>
        <table:table-row>
          <table:table-cell table:number-columns-repeated="19"/>
          <table:table-cell table:style-name="ce1" office:value-type="float" office:value="297321">
            <text:p>297321</text:p>
          </table:table-cell>
          <table:table-cell table:style-name="ce1" office:value-type="float" office:value="238818.3351711">
            <text:p>238818.3351711</text:p>
          </table:table-cell>
          <table:table-cell table:style-name="ce1" office:value-type="float" office:value="-340574.265293499">
            <text:p>-340574.265293499</text:p>
          </table:table-cell>
        </table:table-row>
        <table:table-row>
          <table:table-cell table:number-columns-repeated="19"/>
          <table:table-cell table:style-name="ce1" office:value-type="float" office:value="856977">
            <text:p>856977</text:p>
          </table:table-cell>
          <table:table-cell table:style-name="ce1" office:value-type="float" office:value="471443.596662">
            <text:p>471443.596662</text:p>
          </table:table-cell>
          <table:table-cell table:style-name="ce1" office:value-type="float" office:value="-55143.8494303003">
            <text:p>-55143.8494303003</text:p>
          </table:table-cell>
        </table:table-row>
        <table:table-row>
          <table:table-cell table:number-columns-repeated="19"/>
          <table:table-cell table:style-name="ce1" office:value-type="float" office:value="969361">
            <text:p>969361</text:p>
          </table:table-cell>
          <table:table-cell table:style-name="ce1" office:value-type="float" office:value="720672.387971699">
            <text:p>720672.387971699</text:p>
          </table:table-cell>
          <table:table-cell table:style-name="ce1" office:value-type="float" office:value="416761.524553299">
            <text:p>416761.524553299</text:p>
          </table:table-cell>
        </table:table-row>
        <table:table-row>
          <table:table-cell table:number-columns-repeated="19"/>
          <table:table-cell table:style-name="ce1" office:value-type="float" office:value="966471">
            <text:p>966471</text:p>
          </table:table-cell>
          <table:table-cell table:style-name="ce1" office:value-type="float" office:value="1099257.826795">
            <text:p>1099257.826795</text:p>
          </table:table-cell>
          <table:table-cell table:style-name="ce1" office:value-type="float" office:value="481320.972470101">
            <text:p>481320.972470101</text:p>
          </table:table-cell>
        </table:table-row>
        <table:table-row>
          <table:table-cell table:number-columns-repeated="19"/>
          <table:table-cell table:style-name="ce1" office:value-type="float" office:value="1408972">
            <text:p>1408972</text:p>
          </table:table-cell>
          <table:table-cell table:style-name="ce1" office:value-type="float" office:value="1413066.9322682">
            <text:p>1413066.9322682</text:p>
          </table:table-cell>
          <table:table-cell table:style-name="ce1" office:value-type="float" office:value="919265.320696">
            <text:p>919265.320696</text:p>
          </table:table-cell>
        </table:table-row>
        <table:table-row>
          <table:table-cell table:number-columns-repeated="19"/>
          <table:table-cell table:style-name="ce1" office:value-type="float" office:value="1786373">
            <text:p>1786373</text:p>
          </table:table-cell>
          <table:table-cell table:style-name="ce1" office:value-type="float" office:value="2154592.6506845">
            <text:p>2154592.6506845</text:p>
          </table:table-cell>
          <table:table-cell table:style-name="ce1" office:value-type="float" office:value="1481335.4756533">
            <text:p>1481335.4756533</text:p>
          </table:table-cell>
        </table:table-row>
        <table:table-row>
          <table:table-cell table:number-columns-repeated="19"/>
          <table:table-cell table:style-name="ce1" office:value-type="float" office:value="3247366">
            <text:p>3247366</text:p>
          </table:table-cell>
          <table:table-cell table:style-name="ce1" office:value-type="float" office:value="3213995.5676364">
            <text:p>3213995.5676364</text:p>
          </table:table-cell>
          <table:table-cell table:style-name="ce1" office:value-type="float" office:value="2611413.1259764">
            <text:p>2611413.1259764</text:p>
          </table:table-cell>
        </table:table-row>
        <table:table-row>
          <table:table-cell table:number-columns-repeated="19"/>
          <table:table-cell table:style-name="ce1" office:value-type="float" office:value="5692805">
            <text:p>5692805</text:p>
          </table:table-cell>
          <table:table-cell table:style-name="ce1" office:value-type="float" office:value="5043935.4234104">
            <text:p>5043935.4234104</text:p>
          </table:table-cell>
          <table:table-cell table:style-name="ce1" office:value-type="float" office:value="3969154.8425375">
            <text:p>3969154.8425375</text:p>
          </table:table-cell>
        </table:table-row>
        <table:table-row>
          <table:table-cell table:number-columns-repeated="19"/>
          <table:table-cell table:style-name="ce1" office:value-type="float" office:value="7822395">
            <text:p>7822395</text:p>
          </table:table-cell>
          <table:table-cell table:style-name="ce1" office:value-type="float" office:value="7280256.0677">
            <text:p>7280256.0677</text:p>
          </table:table-cell>
          <table:table-cell table:style-name="ce1" office:value-type="float" office:value="6418763.7430934">
            <text:p>6418763.7430934</text:p>
          </table:table-cell>
        </table:table-row>
        <table:table-row>
          <table:table-cell table:number-columns-repeated="19"/>
          <table:table-cell table:style-name="ce1" office:value-type="float" office:value="11224978">
            <text:p>11224978</text:p>
          </table:table-cell>
          <table:table-cell table:style-name="ce1" office:value-type="float" office:value="12904955.707513">
            <text:p>12904955.707513</text:p>
          </table:table-cell>
          <table:table-cell table:style-name="ce1" office:value-type="float" office:value="12104488.0157019">
            <text:p>12104488.0157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.00.0000</text:date>, <text:time style:data-style-name="N2" text:time-value="17:46:25.68872462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7:38:30.855914230</meta:creation-date>
    <dc:date>2020-12-02T17:46:58.602110557</dc:date>
    <meta:editing-duration>PT8M3S</meta:editing-duration>
    <meta:editing-cycles>2</meta:editing-cycles>
    <meta:generator>LibreOffice/6.0.7.3$Linux_X86_64 LibreOffice_project/00m0$Build-3</meta:generator>
    <meta:document-statistic meta:table-count="1" meta:cell-count="236" meta:object-count="0"/>
  </office:meta>
</office:document-meta>
</file>